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Using 86_02 as test, single lay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um avg</text:p>
          </table:table-cell>
          <table:table-cell office:value-type="string">
            <text:p>sum max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</table:table-row>
        <table:table-row table:style-name="ro1">
          <table:table-cell/>
          <table:table-cell office:value-type="string">
            <text:p>training with:</text:p>
          </table:table-cell>
          <table:table-cell office:value-type="string">
            <text:p>Stretching (14_20)</text:p>
          </table:table-cell>
          <table:table-cell/>
          <table:table-cell office:value-type="string">
            <text:p>General (15_04)</text:p>
          </table:table-cell>
          <table:table-cell/>
          <table:table-cell office:value-type="string">
            <text:p>Stretching + general (14_20_15_04)</text:p>
          </table:table-cell>
          <table:table-cell/>
          <table:table-cell office:value-type="string">
            <text:p>Stretching + general + boxing (14_20_15_04_13_17)</text:p>
          </table:table-cell>
          <table:table-cell/>
        </table:table-row>
        <table:table-row table:style-name="ro1">
          <table:table-cell/>
          <table:table-cell office:value-type="string">
            <text:p>Trial 1</text:p>
          </table:table-cell>
          <table:table-cell office:value-type="float" office:value="0.39792">
            <text:p>0.39792</text:p>
          </table:table-cell>
          <table:table-cell office:value-type="float" office:value="2.13429">
            <text:p>2.13429</text:p>
          </table:table-cell>
          <table:table-cell office:value-type="float" office:value="0.21239">
            <text:p>0.21239</text:p>
          </table:table-cell>
          <table:table-cell office:value-type="float" office:value="0.94366">
            <text:p>0.94366</text:p>
          </table:table-cell>
          <table:table-cell office:value-type="float" office:value="0.23676">
            <text:p>0.23676</text:p>
          </table:table-cell>
          <table:table-cell office:value-type="float" office:value="1.12032">
            <text:p>1.12032</text:p>
          </table:table-cell>
          <table:table-cell office:value-type="float" office:value="0.23718">
            <text:p>0.23718</text:p>
          </table:table-cell>
          <table:table-cell office:value-type="float" office:value="1.0165">
            <text:p>1.0165</text:p>
          </table:table-cell>
        </table:table-row>
        <table:table-row table:style-name="ro1">
          <table:table-cell/>
          <table:table-cell office:value-type="string">
            <text:p>Trial 2</text:p>
          </table:table-cell>
          <table:table-cell office:value-type="float" office:value="0.36994">
            <text:p>0.36994</text:p>
          </table:table-cell>
          <table:table-cell office:value-type="float" office:value="2.01148">
            <text:p>2.01148</text:p>
          </table:table-cell>
          <table:table-cell office:value-type="float" office:value="0.22276">
            <text:p>0.22276</text:p>
          </table:table-cell>
          <table:table-cell office:value-type="float" office:value="0.89872">
            <text:p>0.89872</text:p>
          </table:table-cell>
          <table:table-cell office:value-type="float" office:value="0.22713">
            <text:p>0.22713</text:p>
          </table:table-cell>
          <table:table-cell office:value-type="float" office:value="1.03939">
            <text:p>1.03939</text:p>
          </table:table-cell>
          <table:table-cell office:value-type="float" office:value="0.23848">
            <text:p>0.23848</text:p>
          </table:table-cell>
          <table:table-cell office:value-type="float" office:value="1.04828">
            <text:p>1.04828</text:p>
          </table:table-cell>
        </table:table-row>
        <table:table-row table:style-name="ro1">
          <table:table-cell/>
          <table:table-cell office:value-type="string">
            <text:p>Trial 3</text:p>
          </table:table-cell>
          <table:table-cell office:value-type="float" office:value="0.43024">
            <text:p>0.43024</text:p>
          </table:table-cell>
          <table:table-cell office:value-type="float" office:value="2.22208">
            <text:p>2.22208</text:p>
          </table:table-cell>
          <table:table-cell office:value-type="float" office:value="0.21323">
            <text:p>0.21323</text:p>
          </table:table-cell>
          <table:table-cell office:value-type="float" office:value="0.91053">
            <text:p>0.91053</text:p>
          </table:table-cell>
          <table:table-cell office:value-type="float" office:value="0.23224">
            <text:p>0.23224</text:p>
          </table:table-cell>
          <table:table-cell office:value-type="float" office:value="1.18773">
            <text:p>1.18773</text:p>
          </table:table-cell>
          <table:table-cell office:value-type="float" office:value="0.24598">
            <text:p>0.24598</text:p>
          </table:table-cell>
          <table:table-cell office:value-type="float" office:value="1.04664">
            <text:p>1.04664</text:p>
          </table:table-cell>
        </table:table-row>
        <table:table-row table:style-name="ro1">
          <table:table-cell/>
          <table:table-cell office:value-type="string">
            <text:p>Trial 4</text:p>
          </table:table-cell>
          <table:table-cell office:value-type="float" office:value="0.41566">
            <text:p>0.41566</text:p>
          </table:table-cell>
          <table:table-cell office:value-type="float" office:value="2.13928">
            <text:p>2.13928</text:p>
          </table:table-cell>
          <table:table-cell office:value-type="float" office:value="0.22027">
            <text:p>0.22027</text:p>
          </table:table-cell>
          <table:table-cell office:value-type="float" office:value="1.00178">
            <text:p>1.00178</text:p>
          </table:table-cell>
          <table:table-cell office:value-type="float" office:value="0.23383">
            <text:p>0.23383</text:p>
          </table:table-cell>
          <table:table-cell office:value-type="float" office:value="1.10577">
            <text:p>1.10577</text:p>
          </table:table-cell>
          <table:table-cell office:value-type="float" office:value="0.25299">
            <text:p>0.25299</text:p>
          </table:table-cell>
          <table:table-cell office:value-type="float" office:value="1.0271">
            <text:p>1.0271</text:p>
          </table:table-cell>
        </table:table-row>
        <table:table-row table:style-name="ro1">
          <table:table-cell/>
          <table:table-cell office:value-type="string">
            <text:p>Trial 5</text:p>
          </table:table-cell>
          <table:table-cell office:value-type="float" office:value="0.40643">
            <text:p>0.40643</text:p>
          </table:table-cell>
          <table:table-cell office:value-type="float" office:value="2.11194">
            <text:p>2.11194</text:p>
          </table:table-cell>
          <table:table-cell office:value-type="float" office:value="0.22762">
            <text:p>0.22762</text:p>
          </table:table-cell>
          <table:table-cell office:value-type="float" office:value="0.91466">
            <text:p>0.91466</text:p>
          </table:table-cell>
          <table:table-cell office:value-type="float" office:value="0.23408">
            <text:p>0.23408</text:p>
          </table:table-cell>
          <table:table-cell office:value-type="float" office:value="1.06112">
            <text:p>1.06112</text:p>
          </table:table-cell>
          <table:table-cell office:value-type="float" office:value="0.27704">
            <text:p>0.27704</text:p>
          </table:table-cell>
          <table:table-cell office:value-type="float" office:value="1.12669">
            <text:p>1.126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018-04-23</text:date>, <text:time>21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w</meta:initial-creator>
    <meta:creation-date>2018-04-22T17:44:08.77</meta:creation-date>
    <meta:generator>OpenOffice/4.1.4$Win32 OpenOffice.org_project/414m5$Build-9788</meta:generator>
    <dc:date>2018-04-23T21:53:42.45</dc:date>
    <dc:creator>r w</dc:creator>
    <meta:editing-duration>PT1H22M21S</meta:editing-duration>
    <meta:editing-cycles>2</meta:editing-cycles>
    <meta:document-statistic meta:table-count="3" meta:cell-count="59" meta:object-count="0"/>
  </office:meta>
</office:document-meta>
</file>